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controls" svg:width="2.667cm" svg:height="2.667cm" svg:x="2.524cm" svg:y="2.27cm">
          <text:p text:style-name="P1">wri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controls" draw:type="curve" draw:line-skew="0.832cm" svg:x1="4.801cm" svg:y1="4.547cm" svg:x2="4.801cm" svg:y2="2.66cm" draw:start-shape="id1" draw:start-glue-point="9" draw:end-shape="id1" draw:end-glue-point="11" svg:d="M4801 4547c2584 0 2584-1887 0-1887" svg:viewBox="0 0 1939 1888">
          <text:p/>
        </draw:connector>
        <draw:connector draw:style-name="gr2" draw:text-style-name="P1" draw:layer="controls" svg:x1="3.858cm" svg:y1="4.937cm" svg:x2="3.858cm" svg:y2="6.901cm" draw:start-shape="id1" draw:start-glue-point="8" svg:d="M3858 4937v1964" svg:viewBox="0 0 1 1965">
          <text:p/>
        </draw:connector>
        <draw:frame draw:style-name="gr3" draw:layer="controls" svg:width="1.806cm" svg:height="0.962cm" svg:x="3.794cm" svg:y="5.318cm">
          <draw:text-box>
            <text:p>sync</text:p>
          </draw:text-box>
        </draw:frame>
        <draw:frame draw:style-name="gr3" draw:layer="controls" svg:width="1.984cm" svg:height="0.962cm" svg:x="6.814cm" svg:y="3.086cm">
          <draw:text-box>
            <text:p>!sync</text:p>
          </draw:text-box>
        </draw:frame>
        <draw:custom-shape draw:style-name="gr1" draw:text-style-name="P1" xml:id="id2" draw:id="id2" draw:layer="controls" svg:width="2.667cm" svg:height="2.667cm" svg:x="10.093cm" svg:y="2.269cm">
          <text:p text:style-name="P1">nb_wri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controls" svg:width="1.806cm" svg:height="0.962cm" svg:x="9.481cm" svg:y="5.245cm">
          <draw:text-box>
            <text:p>sync</text:p>
          </draw:text-box>
        </draw:frame>
        <draw:frame draw:style-name="gr4" draw:layer="controls" svg:width="1.984cm" svg:height="0.962cm" svg:x="12.732cm" svg:y="5.191cm">
          <draw:text-box>
            <text:p>!sync</text:p>
          </draw:text-box>
        </draw:frame>
        <draw:connector draw:style-name="gr2" draw:text-style-name="P1" draw:layer="controls" draw:type="line" svg:x1="11.427cm" svg:y1="4.936cm" svg:x2="13.759cm" svg:y2="6.839cm" draw:start-shape="id2" draw:start-glue-point="8" svg:d="M11427 4936l2332 1903" svg:viewBox="0 0 2333 1904">
          <text:p/>
        </draw:connector>
        <draw:connector draw:style-name="gr2" draw:text-style-name="P1" draw:layer="controls" draw:type="line" svg:x1="11.427cm" svg:y1="4.936cm" svg:x2="11.432cm" svg:y2="6.813cm" draw:start-shape="id2" draw:start-glue-point="8" svg:d="M11427 4936l5 1877" svg:viewBox="0 0 6 18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0:30:31.965878932</meta:creation-date>
    <dc:date>2018-02-07T10:37:26.606266083</dc:date>
    <meta:editing-duration>PT2M27S</meta:editing-duration>
    <meta:editing-cycles>2</meta:editing-cycles>
    <meta:generator>LibreOffice/4.2.8.2$Linux_X86_64 LibreOffice_project/420m0$Build-2</meta:generator>
    <meta:document-statistic meta:object-count="10"/>
  </office:meta>
</office:document-meta>
</file>